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23.83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9" style:family="table-cell" style:parent-style-name="Default" style:data-style-name="N0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10104">
      <style:table-cell-properties fo:border="0.06pt solid #000000"/>
    </style:style>
    <style:style style:name="ce6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104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ff3838" style:text-align-source="fix" style:repeat-content="false" fo:border="0.06pt solid #000000"/>
      <style:paragraph-properties fo:text-align="center" fo:margin-left="0mm"/>
      <style:text-properties fo:color="#000000"/>
    </style:style>
    <style:style style:name="ce21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Livros&quot;;&quot;Eletrônicos&quot;;&quot;Roupas&quot;;&quot;Cozinha&quot;)" table:allow-empty-cell="true" table:display-list="unsorted" table:base-cell-address="Planilha1.A1">
          <table:error-message table:message-type="stop" table:display="true"/>
        </table:content-validation>
        <table:content-validation table:name="val2" table:condition="of:cell-content-is-in-list(&quot;Livros &quot;;&quot;Cozinha&quot;;&quot;Eletr ônicos&quot;;&quot;Roupas&quot;)" table:allow-empty-cell="true" table:display-list="unsorted" table:base-cell-address="Planilha1.A1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4" table:default-cell-style-name="ce1"/>
        <table:table-row table:style-name="ro1">
          <table:table-cell table:style-name="ce9" office:value-type="string" calcext:value-type="string" table:number-columns-spanned="6" table:number-rows-spanned="1">
            <text:p>ORÇAMENTO DE VENDAS</text:p>
          </table:table-cell>
          <table:covered-table-cell table:number-columns-repeated="5"/>
          <table:table-cell/>
          <table:table-cell table:style-name="ce18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18"/>
          <table:table-cell table:number-columns-repeated="54"/>
        </table:table-row>
        <table:table-row table:style-name="ro1">
          <table:table-cell table:style-name="ce9" office:value-type="string" calcext:value-type="string" table:number-columns-spanned="2" table:number-rows-spanned="1">
            <text:p>Descrição do item</text:p>
          </table:table-cell>
          <table:covered-table-cell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18" office:value-type="string" calcext:value-type="string">
            <text:p>Departamento</text:p>
          </table:table-cell>
          <table:table-cell table:style-name="ce18" office:value-type="string" calcext:value-type="string">
            <text:p>Unidade</text:p>
          </table:table-cell>
          <table:table-cell table:style-name="ce18" office:value-type="string" calcext:value-type="string">
            <text:p>Valor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 table:number-columns-spanned="2" table:number-rows-spanned="1">
            <text:p>Camiseta Feminina Tam.G</text:p>
          </table:table-cell>
          <table:covered-table-cell/>
          <table:table-cell table:style-name="ce4" table:content-validation-name="val1" office:value-type="string" calcext:value-type="string">
            <text:p>Roupas</text:p>
          </table:table-cell>
          <table:table-cell table:style-name="ce5" office:value-type="currency" office:currency="BRL" office:value="49.9" calcext:value-type="currency">
            <text:p>R$ 49,9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D3]*[.E3]" office:value-type="currency" office:currency="BRL" office:value="99.8" calcext:value-type="currency">
            <text:p>R$ 99,80</text:p>
          </table:table-cell>
          <table:table-cell/>
          <table:table-cell table:style-name="ce4" table:content-validation-name="val2" office:value-type="string" calcext:value-type="string">
            <text:p>Roupas</text:p>
          </table:table-cell>
          <table:table-cell table:style-name="ce4" office:value-type="float" office:value="5" calcext:value-type="float">
            <text:p>5</text:p>
          </table:table-cell>
          <table:table-cell table:style-name="ce21" table:formula="of:=SUM([.D3];[.D9];[.D10])" office:value-type="currency" office:currency="BRL" office:value="306.8" calcext:value-type="currency">
            <text:p>R$ 306,80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 table:number-columns-spanned="2" table:number-rows-spanned="1">
            <text:p>Mouse USB</text:p>
          </table:table-cell>
          <table:covered-table-cell/>
          <table:table-cell table:style-name="ce4" table:content-validation-name="val1" office:value-type="string" calcext:value-type="string">
            <text:p>Eletrônicos</text:p>
          </table:table-cell>
          <table:table-cell table:style-name="ce5" office:value-type="currency" office:currency="BRL" office:value="24" calcext:value-type="currency">
            <text:p>R$ 24,00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D4]*[.E4]" office:value-type="currency" office:currency="BRL" office:value="72" calcext:value-type="currency">
            <text:p>R$ 72,00</text:p>
          </table:table-cell>
          <table:table-cell/>
          <table:table-cell table:style-name="ce4" table:content-validation-name="val2" office:value-type="string" calcext:value-type="string">
            <text:p>Eletr ônico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SUM([.D8];[.D4])" office:value-type="currency" office:currency="BRL" office:value="231" calcext:value-type="currency">
            <text:p>R$ 231,00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 table:number-columns-spanned="2" table:number-rows-spanned="1">
            <text:p>A garota do lago – Charlie Donlea</text:p>
          </table:table-cell>
          <table:covered-table-cell/>
          <table:table-cell table:style-name="ce4" table:content-validation-name="val1" office:value-type="string" calcext:value-type="string">
            <text:p>Livros</text:p>
          </table:table-cell>
          <table:table-cell table:style-name="ce5" office:value-type="currency" office:currency="BRL" office:value="7.1" calcext:value-type="currency">
            <text:p>R$ 7,1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D5]*[.E5]" office:value-type="currency" office:currency="BRL" office:value="14.2" calcext:value-type="currency">
            <text:p>R$ 14,20</text:p>
          </table:table-cell>
          <table:table-cell/>
          <table:table-cell table:style-name="ce4" table:content-validation-name="val2" office:value-type="string" calcext:value-type="string">
            <text:p>Cozinha</text:p>
          </table:table-cell>
          <table:table-cell table:style-name="ce4" office:value-type="float" office:value="1" calcext:value-type="float">
            <text:p>1</text:p>
          </table:table-cell>
          <table:table-cell table:style-name="ce21" office:value-type="currency" office:currency="BRL" office:value="73.9" calcext:value-type="currency">
            <text:p>R$ 73,90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 table:number-columns-spanned="2" table:number-rows-spanned="1">
            <text:p>O lado feio do amor – Collen Hoover</text:p>
          </table:table-cell>
          <table:covered-table-cell/>
          <table:table-cell table:style-name="ce4" table:content-validation-name="val1" office:value-type="string" calcext:value-type="string">
            <text:p>Livros</text:p>
          </table:table-cell>
          <table:table-cell table:style-name="ce5" office:value-type="currency" office:currency="BRL" office:value="23.9" calcext:value-type="currency">
            <text:p>R$ 23,9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D6]*[.E6]" office:value-type="currency" office:currency="BRL" office:value="47.8" calcext:value-type="currency">
            <text:p>R$ 47,80</text:p>
          </table:table-cell>
          <table:table-cell/>
          <table:table-cell table:style-name="ce4" table:content-validation-name="val2" office:value-type="string" calcext:value-type="string">
            <text:p>Livro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SUM([.D5];[.D6])" office:value-type="currency" office:currency="BRL" office:value="31" calcext:value-type="currency">
            <text:p>R$ 31,00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 table:number-columns-spanned="2" table:number-rows-spanned="1">
            <text:p>Chaleira Eletrica 220V</text:p>
          </table:table-cell>
          <table:covered-table-cell/>
          <table:table-cell table:style-name="ce4" table:content-validation-name="val1" office:value-type="string" calcext:value-type="string">
            <text:p>Cozinha</text:p>
          </table:table-cell>
          <table:table-cell table:style-name="ce5" office:value-type="currency" office:currency="BRL" office:value="73.9" calcext:value-type="currency">
            <text:p>R$ 73,9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D7]*[.E7]" office:value-type="currency" office:currency="BRL" office:value="73.9" calcext:value-type="currency">
            <text:p>R$ 73,90</text:p>
          </table:table-cell>
          <table:table-cell/>
          <table:table-cell table:content-validation-name="val2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2" table:number-rows-spanned="1">
            <text:p>Fone de ouvido JBL</text:p>
          </table:table-cell>
          <table:covered-table-cell/>
          <table:table-cell table:style-name="ce4" table:content-validation-name="val1" office:value-type="string" calcext:value-type="string">
            <text:p>Eletrônicos</text:p>
          </table:table-cell>
          <table:table-cell table:style-name="ce5" office:value-type="currency" office:currency="BRL" office:value="207" calcext:value-type="currency">
            <text:p>R$ 207,0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D8]*[.E8]" office:value-type="currency" office:currency="BRL" office:value="207" calcext:value-type="currency">
            <text:p>R$ 207,00</text:p>
          </table:table-cell>
          <table:table-cell/>
          <table:table-cell table:content-validation-name="val2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2" table:number-rows-spanned="1">
            <text:p>Bolsa Femino – Modelo Raibow Sunset</text:p>
          </table:table-cell>
          <table:covered-table-cell/>
          <table:table-cell table:style-name="ce4" table:content-validation-name="val1" office:value-type="string" calcext:value-type="string">
            <text:p>Roupas</text:p>
          </table:table-cell>
          <table:table-cell table:style-name="ce5" office:value-type="currency" office:currency="BRL" office:value="107" calcext:value-type="currency">
            <text:p>R$ 107,0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D9]*[.E9]" office:value-type="currency" office:currency="BRL" office:value="214" calcext:value-type="currency">
            <text:p>R$ 214,00</text:p>
          </table:table-cell>
          <table:table-cell/>
          <table:table-cell table:content-validation-name="val2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2" table:number-rows-spanned="1">
            <text:p>Tenis Coca-Cola Shoes</text:p>
          </table:table-cell>
          <table:covered-table-cell/>
          <table:table-cell table:style-name="ce4" table:content-validation-name="val1" office:value-type="string" calcext:value-type="string">
            <text:p>Roupas</text:p>
          </table:table-cell>
          <table:table-cell table:style-name="ce5" office:value-type="currency" office:currency="BRL" office:value="149.9" calcext:value-type="currency">
            <text:p>R$ 149,9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D10]*[.E10]" office:value-type="currency" office:currency="BRL" office:value="149.9" calcext:value-type="currency">
            <text:p>R$ 149,90</text:p>
          </table:table-cell>
          <table:table-cell/>
          <table:table-cell table:content-validation-name="val2"/>
          <table:table-cell table:number-columns-repeated="56"/>
        </table:table-row>
        <table:table-row table:style-name="ro1"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E3:.E10])" office:value-type="float" office:value="14" calcext:value-type="float">
            <text:p>14</text:p>
          </table:table-cell>
          <table:table-cell table:style-name="ce7" table:formula="of:=SUM([.F3:.F10])" office:value-type="currency" office:currency="BRL" office:value="878.6" calcext:value-type="currency">
            <text:p>R$ 878,60</text:p>
          </table:table-cell>
          <table:table-cell table:number-columns-repeated="58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2" table:number-rows-spanned="1">
            <text:p>Formas de pagamento</text:p>
          </table:table-cell>
          <table:covered-table-cell table:style-name="ce4"/>
          <table:table-cell table:number-columns-repeated="55"/>
        </table:table-row>
        <table:table-row table:style-name="ro1">
          <table:table-cell table:number-columns-repeated="7"/>
          <table:table-cell table:style-name="ce4" office:value-type="string" calcext:value-type="string">
            <text:p>2x sem juros</text:p>
          </table:table-cell>
          <table:table-cell table:style-name="ce19" table:formula="of:=IF([.F11]&gt;=300;&quot;sim&quot;;&quot;não&quot;)" office:value-type="string" office:string-value="sim" calcext:value-type="string">
            <text:p>sim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" office:value-type="string" calcext:value-type="string">
            <text:p>3xsem juros</text:p>
          </table:table-cell>
          <table:table-cell table:style-name="ce19" table:formula="of:=IF([.F11]&gt;=500;&quot;sim&quot;;&quot;não&quot;)" office:value-type="string" office:string-value="sim" calcext:value-type="string">
            <text:p>sim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" office:value-type="string" calcext:value-type="string">
            <text:p>5x sem juros</text:p>
          </table:table-cell>
          <table:table-cell table:style-name="ce19" table:formula="of:=IF([.F11]&gt;=700;&quot;sim&quot;;&quot;não&quot;)" office:value-type="string" office:string-value="sim" calcext:value-type="string">
            <text:p>sim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" office:value-type="string" calcext:value-type="string">
            <text:p>10x sem juros</text:p>
          </table:table-cell>
          <table:table-cell table:style-name="ce20" table:formula="of:=IF([.F11]&gt;=1000;&quot;sim&quot;;&quot;não&quot;)" office:value-type="string" office:string-value="não" calcext:value-type="string">
            <text:p>não</text:p>
          </table:table-cell>
          <table:table-cell table:number-columns-repeated="55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2-05-24T21:48:14Z</meta:creation-date>
    <dc:date>2022-06-21T20:03:23.773000000</dc:date>
    <meta:editing-cycles>2</meta:editing-cycles>
    <meta:editing-duration>PT7M35S</meta:editing-duration>
    <meta:document-statistic meta:table-count="1" meta:cell-count="74" meta:object-count="0"/>
  </office:meta>
</office:document-meta>
</file>